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3ad067" officeooo:paragraph-rsid="0016a3bc"/>
    </style:style>
    <style:style style:name="P2" style:family="paragraph" style:parent-style-name="Standard">
      <style:paragraph-properties fo:text-align="center" style:justify-single-word="false"/>
      <style:text-properties officeooo:rsid="001bd12e" officeooo:paragraph-rsid="0016a3bc"/>
    </style:style>
    <style:style style:name="P3" style:family="paragraph" style:parent-style-name="Standard">
      <style:paragraph-properties fo:text-align="start" style:justify-single-word="false"/>
      <style:text-properties officeooo:rsid="001bd12e" officeooo:paragraph-rsid="0016a3bc"/>
    </style:style>
    <style:style style:name="P4" style:family="paragraph" style:parent-style-name="Standard">
      <style:text-properties officeooo:rsid="001bd12e" officeooo:paragraph-rsid="0016a3bc"/>
    </style:style>
    <style:style style:name="P5" style:family="paragraph" style:parent-style-name="Standard">
      <style:text-properties officeooo:rsid="00209de1" officeooo:paragraph-rsid="0016a3bc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bd12e" officeooo:paragraph-rsid="0016a3b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bd12e" officeooo:paragraph-rsid="0016a3b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bd12e" officeooo:paragraph-rsid="00183c0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c0000" fo:font-size="10pt" fo:font-weight="normal" officeooo:rsid="0018b807" officeooo:paragraph-rsid="0018b807" style:font-size-asian="10pt" style:font-weight-asian="normal" style:font-size-complex="10pt" style:font-weight-complex="normal"/>
    </style:style>
    <style:style style:name="T1" style:family="text">
      <style:text-properties officeooo:rsid="003ad067"/>
    </style:style>
    <style:style style:name="T2" style:family="text">
      <style:text-properties officeooo:rsid="003bd57f"/>
    </style:style>
    <style:style style:name="T3" style:family="text">
      <style:text-properties officeooo:rsid="0016a3bc"/>
    </style:style>
    <style:style style:name="T4" style:family="text">
      <style:text-properties officeooo:rsid="001730fd"/>
    </style:style>
    <style:style style:name="T5" style:family="text">
      <style:text-properties officeooo:rsid="00183c05"/>
    </style:style>
    <style:style style:name="T6" style:family="text">
      <style:text-properties fo:color="#3333ff"/>
    </style:style>
    <style:style style:name="T7" style:family="text">
      <style:text-properties fo:color="#3333ff" officeooo:rsid="001a1048"/>
    </style:style>
    <style:style style:name="T8" style:family="text">
      <style:text-properties fo:color="#3333ff" officeooo:rsid="001a3856"/>
    </style:style>
    <style:style style:name="T9" style:family="text">
      <style:text-properties fo:color="#3333ff" officeooo:rsid="001e57eb"/>
    </style:style>
    <style:style style:name="T10" style:family="text">
      <style:text-properties fo:color="#3333ff" officeooo:rsid="0020f068"/>
    </style:style>
    <style:style style:name="T11" style:family="text">
      <style:text-properties officeooo:rsid="001a3856"/>
    </style:style>
    <style:style style:name="T12" style:family="text">
      <style:text-properties officeooo:rsid="001e57eb"/>
    </style:style>
    <style:style style:name="T13" style:family="text">
      <style:text-properties officeooo:rsid="0020f068"/>
    </style:style>
    <style:style style:name="T14" style:family="text">
      <style:text-properties officeooo:rsid="0023175c"/>
    </style:style>
    <style:style style:name="T15" style:family="text">
      <style:text-properties officeooo:rsid="00246e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uke Jaffe</text:p>
      <text:p text:style-name="P4">CS6140 Machine Learning</text:p>
      <text:p text:style-name="P5">10/<text:span text:style-name="T3">20</text:span>/15</text:p>
      <text:p text:style-name="P4"/>
      <text:p text:style-name="P6">HW<text:span text:style-name="T3">3</text:span> – <text:span text:style-name="T4">Generative Models</text:span></text:p>
      <text:p text:style-name="P2"/>
      <text:p text:style-name="P7">Problem 1.</text:p>
      <text:p text:style-name="P3"/>
      <text:p text:style-name="P3">A) <text:span text:style-name="T1">Linear Ridge Regression (Normal Equations)</text:span></text:p>
      <text:p text:style-name="P1">Usage: python regression.py -d [dataset]* -<text:span text:style-name="T2">m 'normal' -r [ridge size]</text:span></text:p>
      <text:p text:style-name="P1">*dataset can be 'data' or 'housing'</text:p>
      <text:p text:style-name="P1"/>
      <text:p text:style-name="P8">Problem <text:span text:style-name="T5">2</text:span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Problem <text:span text:style-name="T5">3</text:span>.</text:p>
      <text:p text:style-name="P8"/>
      <text:p text:style-name="P9">function [label, model, llh] = emgm(X, init)<text:tab/><text:tab/><text:tab/><text:tab/><text:span text:style-name="T6">% </text:span><text:span text:style-name="T7">comment</text:span></text:p>
      <text:p text:style-name="P9">% Perform EM algorithm for fitting the Gaussian mixture model.<text:tab/><text:span text:style-name="T6">% </text:span><text:span text:style-name="T7">comment 2</text:span></text:p>
      <text:p text:style-name="P9">% <text:s text:c="2"/>X: d x n data matrix</text:p>
      <text:p text:style-name="P9">% <text:s text:c="2"/>init: k (1 x 1) or label (1 x n, 1&lt;=label(i)&lt;=k) or center (d x k)</text:p>
      <text:p text:style-name="P9">% Written by Michael Chen (sth4nth@gmail.com).</text:p>
      <text:p text:style-name="P9">%% initialization</text:p>
      <text:p text:style-name="P9">fprintf('EM for Gaussian mixture: running ... \n');</text:p>
      <text:p text:style-name="P9">R = initialization(X,init);<text:tab/><text:tab/><text:tab/><text:tab/><text:tab/><text:tab/><text:span text:style-name="T6">% </text:span><text:span text:style-name="T10">Initialize the assignment of elements to clusters</text:span></text:p>
      <text:p text:style-name="P9">[~,label(1,:)] = max(R,[],2);</text:p>
      <text:p text:style-name="P9">R = R(:,unique(label));</text:p>
      <text:p text:style-name="P9"></text:p>
      <text:p text:style-name="P9">tol = 1e-10;</text:p>
      <text:p text:style-name="P9">maxiter = 500;</text:p>
      <text:p text:style-name="P9">llh = -inf(1,maxiter);</text:p>
      <text:p text:style-name="P9">converged = false;</text:p>
      <text:p text:style-name="P9">t = 1;</text:p>
      <text:p text:style-name="P9">while ~converged &amp;&amp; t &lt; maxiter<text:span text:style-name="T11">i<text:tab/><text:tab/><text:tab/><text:tab/><text:tab/></text:span><text:span text:style-name="T8">% Iterate until convergence or max iterations reached</text:span></text:p>
      <text:p text:style-name="P9"><text:s text:c="4"/>t = t+1;</text:p>
      <text:p text:style-name="P9"><text:s text:c="4"/>model = maximization(X,R);<text:tab/><text:tab/><text:tab/><text:tab/><text:tab/><text:span text:style-name="T6">% </text:span><text:span text:style-name="T8">Maximization step</text:span></text:p>
      <text:p text:style-name="P9"><text:s text:c="4"/>[R, llh(t)] = expectation(X,model);<text:tab/><text:tab/><text:tab/><text:tab/><text:span text:style-name="T6">% </text:span><text:span text:style-name="T8">Expectation step</text:span></text:p>
      <text:p text:style-name="P9"><text:s text:c="3"/></text:p>
      <text:p text:style-name="P9"><text:s text:c="4"/>[~,label(:)] = max(R,[],2);</text:p>
      <text:p text:style-name="P9"><text:s text:c="4"/>u = unique(label); <text:s text:c="2"/>% non-empty components</text:p>
      <text:p text:style-name="P9"><text:s text:c="4"/>if size(R,2) ~= size(u,2)<text:tab/><text:tab/><text:tab/><text:tab/><text:tab/><text:tab/><text:span text:style-name="T6">% </text:span><text:span text:style-name="T8">Test for convergence</text:span></text:p>
      <text:p text:style-name="P9"><text:s text:c="8"/>R = R(:,u); <text:s text:c="2"/>% remove empty components</text:p>
      <text:p text:style-name="P9"><text:s text:c="4"/>else</text:p>
      <text:p text:style-name="P9"><text:s text:c="8"/>converged = llh(t)-llh(t-1) &lt; tol*abs(llh(t));</text:p>
      <text:p text:style-name="P9"><text:s text:c="4"/>end</text:p>
      <text:p text:style-name="P9"></text:p>
      <text:p text:style-name="P9">end</text:p>
      <text:p text:style-name="P9">llh = llh(2:t);</text:p>
      <text:p text:style-name="P9">if converged</text:p>
      <text:p text:style-name="P9"><text:s text:c="4"/>fprintf('Converged in %d steps.\n',t-1);<text:tab/><text:tab/><text:tab/><text:tab/><text:span text:style-name="T6">% </text:span><text:span text:style-name="T8">Convergence condition reached</text:span></text:p>
      <text:p text:style-name="P9">else</text:p>
      <text:p text:style-name="P9"><text:s text:c="4"/>fprintf('Not converged in %d steps.\n',maxiter);<text:tab/><text:tab/><text:tab/><text:span text:style-name="T6">% </text:span><text:span text:style-name="T8">Finished max iterations before convergence</text:span></text:p>
      <text:p text:style-name="P9">end</text:p>
      <text:p text:style-name="P9"></text:p>
      <text:p text:style-name="P9">function R = initialization(X, init)</text:p>
      <text:p text:style-name="P9">[d,n] = size(X);</text:p>
      <text:p text:style-name="P9">if isstruct(init) <text:s/>% initialize with a model<text:tab/><text:tab/><text:tab/><text:tab/><text:span text:style-name="T6">% </text:span><text:span text:style-name="T9">Use a predetermined model</text:span></text:p>
      <text:p text:style-name="P9"><text:s text:c="4"/>R <text:s/>= expectation(X,init);</text:p>
      <text:p text:style-name="P9">elseif length(init) == 1 <text:s/>% random initialization<text:tab/><text:tab/><text:tab/><text:span text:style-name="T6">% </text:span><text:span text:style-name="T9">Use k gaussians as the model</text:span></text:p>
      <text:p text:style-name="P9"><text:s text:c="4"/>k = init;<text:tab/><text:tab/><text:tab/><text:tab/><text:tab/><text:tab/><text:tab/></text:p>
      <text:p text:style-name="P9"><text:s text:c="4"/>idx = randsample(n,k);<text:tab/><text:tab/><text:tab/><text:tab/><text:tab/><text:tab/>% <text:span text:style-name="T14">Randomly generate n numbers in [1,k]</text:span></text:p>
      <text:p text:style-name="P9"><text:s text:c="4"/>m = X(:,idx);<text:tab/><text:tab/><text:tab/><text:tab/><text:tab/><text:tab/><text:tab/>% <text:span text:style-name="T15">Get the values at those indices in k dimensions</text:span></text:p>
      <text:p text:style-name="P9"><text:s text:c="4"/>[~,label] = max(bsxfun(@minus,m'*X,dot(m,m,1)'/2),[],1);</text:p>
      <text:p text:style-name="P9"><text:s text:c="4"/>[u,~,label] = unique(label);</text:p>
      <text:p text:style-name="P9"><text:s text:c="4"/>while k ~= length(u)</text:p>
      <text:p text:style-name="P9"><text:s text:c="8"/>idx = randsample(n,k);</text:p>
      <text:p text:style-name="P9"><text:s text:c="8"/>m = X(:,idx);</text:p>
      <text:p text:style-name="P9"><text:s text:c="8"/>[~,label] = max(bsxfun(@minus,m'*X,dot(m,m,1)'/2),[],1);</text:p>
      <text:p text:style-name="P9"><text:s text:c="8"/>[u,~,label] = unique(label);</text:p>
      <text:p text:style-name="P9"><text:s text:c="4"/>end</text:p>
      <text:p text:style-name="P9"><text:s text:c="4"/>R = full(sparse(1:n,label,1,n,k,n));</text:p>
      <text:p text:style-name="P9">elseif size(init,1) == 1 &amp;&amp; size(init,2) == n <text:s/>% initialize with labels</text:p>
      <text:p text:style-name="P9"><text:s text:c="4"/>label = init;</text:p>
      <text:p text:style-name="P9"><text:soft-page-break/><text:s text:c="4"/>k = max(label);</text:p>
      <text:p text:style-name="P9"><text:s text:c="4"/>R = full(sparse(1:n,label,1,n,k,n));</text:p>
      <text:p text:style-name="P9">elseif size(init,1) == d <text:s/>%initialize with only centers</text:p>
      <text:p text:style-name="P9"><text:s text:c="4"/>k = size(init,2);</text:p>
      <text:p text:style-name="P9"><text:s text:c="4"/>m = init;</text:p>
      <text:p text:style-name="P9"><text:s text:c="4"/>[~,label] = max(bsxfun(@minus,m'*X,dot(m,m,1)'/2),[],1);</text:p>
      <text:p text:style-name="P9"><text:s text:c="4"/>R = full(sparse(1:n,label,1,n,k,n));</text:p>
      <text:p text:style-name="P9">else</text:p>
      <text:p text:style-name="P9"><text:s text:c="4"/>error('ERROR: init is not valid.');</text:p>
      <text:p text:style-name="P9">end</text:p>
      <text:p text:style-name="P9"></text:p>
      <text:p text:style-name="P9">function [R, llh] = expectation(X, model)</text:p>
      <text:p text:style-name="P9">mu = model.mu;</text:p>
      <text:p text:style-name="P9">Sigma = model.Sigma;</text:p>
      <text:p text:style-name="P9">w = model.weight;</text:p>
      <text:p text:style-name="P9"></text:p>
      <text:p text:style-name="P9">n = size(X,2);</text:p>
      <text:p text:style-name="P9">k = size(mu,2);</text:p>
      <text:p text:style-name="P9">logRho = zeros(n,k);</text:p>
      <text:p text:style-name="P9"></text:p>
      <text:p text:style-name="P9">for i = 1:k</text:p>
      <text:p text:style-name="P9"><text:s text:c="4"/>logRho(:,i) = loggausspdf(X,mu(:,i),Sigma(:,:,i));</text:p>
      <text:p text:style-name="P9">end</text:p>
      <text:p text:style-name="P9">logRho = bsxfun(@plus,logRho,log(w));</text:p>
      <text:p text:style-name="P9">T = logsumexp(logRho,2);</text:p>
      <text:p text:style-name="P9">llh = sum(T)/n; % loglikelihood</text:p>
      <text:p text:style-name="P9">logR = bsxfun(@minus,logRho,T);</text:p>
      <text:p text:style-name="P9">R = exp(logR);</text:p>
      <text:p text:style-name="P9"></text:p>
      <text:p text:style-name="P9"></text:p>
      <text:p text:style-name="P9">function model = maximization(X, R)</text:p>
      <text:p text:style-name="P9">[d,n] = size(X);</text:p>
      <text:p text:style-name="P9">k = size(R,2);</text:p>
      <text:p text:style-name="P9"></text:p>
      <text:p text:style-name="P9">nk = sum(R,1);</text:p>
      <text:p text:style-name="P9">w = nk/n;</text:p>
      <text:p text:style-name="P9">mu = bsxfun(@times, X*R, 1./nk);</text:p>
      <text:p text:style-name="P9"></text:p>
      <text:p text:style-name="P9">Sigma = zeros(d,d,k);</text:p>
      <text:p text:style-name="P9">sqrtR = sqrt(R);</text:p>
      <text:p text:style-name="P9">for i = 1:k</text:p>
      <text:p text:style-name="P9"><text:s text:c="4"/>Xo = bsxfun(@minus,X,mu(:,i));</text:p>
      <text:p text:style-name="P9"><text:s text:c="4"/>Xo = bsxfun(@times,Xo,sqrtR(:,i)');</text:p>
      <text:p text:style-name="P9"><text:s text:c="4"/>Sigma(:,:,i) = Xo*Xo'/nk(i);</text:p>
      <text:p text:style-name="P9"><text:s text:c="4"/>Sigma(:,:,i) = Sigma(:,:,i)+eye(d)*(1e-6); % add a prior for numerical stability</text:p>
      <text:p text:style-name="P9">end</text:p>
      <text:p text:style-name="P9"></text:p>
      <text:p text:style-name="P9">model.mu = mu;</text:p>
      <text:p text:style-name="P9">model.Sigma = Sigma;</text:p>
      <text:p text:style-name="P9">model.weight = w;</text:p>
      <text:p text:style-name="P9"></text:p>
      <text:p text:style-name="P9">function y = loggausspdf(X, mu, Sigma)</text:p>
      <text:p text:style-name="P9">d = size(X,1);</text:p>
      <text:p text:style-name="P9">X = bsxfun(@minus,X,mu);</text:p>
      <text:p text:style-name="P9">[U,p]= chol(Sigma);</text:p>
      <text:p text:style-name="P9">if p ~= 0</text:p>
      <text:p text:style-name="P9"><text:s text:c="4"/>error('ERROR: Sigma is not PD.');</text:p>
      <text:p text:style-name="P9">end</text:p>
      <text:p text:style-name="P9">Q = U'\X;</text:p>
      <text:p text:style-name="P9"><text:soft-page-break/>q = dot(Q,Q,1); <text:s/>% quadratic term (M distance)</text:p>
      <text:p text:style-name="P9">c = d*log(2*pi)+2*sum(log(diag(U))); <text:s text:c="2"/>% normalization constant</text:p>
      <text:p text:style-name="P9">y = -(c+q)/2;</text:p>
      <text:p text:style-name="P8"/>
      <text:p text:style-name="P8">Problem <text:span text:style-name="T5">4</text:span>.</text:p>
      <text:p text:style-name="P8"/>
      <text:p text:style-name="P8">Problem <text:span text:style-name="T5">5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0T11:24:16.352425102</dc:date>
    <meta:generator>LibreOffice/4.2.8.2$Linux_X86_64 LibreOffice_project/420m0$Build-2</meta:generator>
    <meta:editing-duration>PT22H56M50S</meta:editing-duration>
    <meta:editing-cycles>10</meta:editing-cycles>
    <meta:document-statistic meta:table-count="0" meta:image-count="0" meta:object-count="0" meta:page-count="4" meta:paragraph-count="130" meta:word-count="514" meta:character-count="3741" meta:non-whitespace-character-count="2977"/>
  </office:meta>
</office:document-meta>
</file>